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7.303cm"/>
    </style:style>
    <style:style style:name="co4" style:family="table-column">
      <style:table-column-properties fo:break-before="auto" style:column-width="4.8cm"/>
    </style:style>
    <style:style style:name="co5" style:family="table-column">
      <style:table-column-properties fo:break-before="auto" style:column-width="1.252cm"/>
    </style:style>
    <style:style style:name="co6" style:family="table-column">
      <style:table-column-properties fo:break-before="auto" style:column-width="18.791cm"/>
    </style:style>
    <style:style style:name="co7" style:family="table-column">
      <style:table-column-properties fo:break-before="auto" style:column-width="4.669cm"/>
    </style:style>
    <style:style style:name="co9" style:family="table-column">
      <style:table-column-properties fo:break-before="auto" style:column-width="4.516cm"/>
    </style:style>
    <style:style style:name="co10" style:family="table-column">
      <style:table-column-properties fo:break-before="auto" style:column-width="3.4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Default"/>
        <table:table-row table:style-name="ro1">
          <table:table-cell table:style-name="ce1" office:value-type="string">
            <text:p>TEST CASE #</text:p>
          </table:table-cell>
          <table:table-cell table:style-name="ce1" office:value-type="string">
            <text:p>TEST CASE NAME</text:p>
          </table:table-cell>
          <table:table-cell table:style-name="ce1" office:value-type="string">
            <text:p>TEST CASE DESCRIPTION</text:p>
          </table:table-cell>
          <table:table-cell table:style-name="ce1" office:value-type="string">
            <text:p>STEP</text:p>
          </table:table-cell>
          <table:table-cell table:style-name="ce1" office:value-type="string">
            <text:p>STEP DESCRIPTION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DD AN HOTEL WITH AN ADMIN USER</text:p>
          </table:table-cell>
          <table:table-cell office:value-type="string">
            <text:p>AN ADMIN USER CREATES AN HOTEL AND SHOULD BE ABLE TO VIEW</text:p>
          </table:table-cell>
          <table:table-cell office:value-type="float" office:value="1">
            <text:p>1</text:p>
          </table:table-cell>
          <table:table-cell office:value-type="string">
            <text:p>Access to URL: <text:a xlink:href="https://www.phptravels.net/admin">https://www.phptravels.net/admin</text:a></text:p>
          </table:table-cell>
          <table:table-cell office:value-type="string">
            <text:p>A NEW HOTEL CREATED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Login with credentials for admin user</text:p>
            <text:p>admin@phptravels.com</text:p>
            <text:p>Demoadm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Push button 'LOGIN'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Verify page redirect to "dashboard"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string">
            <text:p>Select from left bar, 'HOTELS'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string">
            <text:p>For the dropdown list, select 'HOTELS'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string">
            <text:p>In the next page click on the button 'ADD'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string">
            <text:p>The application display a page to add the hotel. The required fields are Hotel Name, Description and Location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office:value-type="string">
            <text:p>Type the name of the hotel in 'HOTEL NAME' f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string">
            <text:p>Type the description of the hotel in 'HOTEL DESCRIPTION' f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string">
            <text:p>Type the location of the hotel in 'HOTEL LOCATION' f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string">
            <text:p>Click on button subm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string">
            <text:p>Verify the new hotel has been added.</text:p>
          </table:table-cell>
          <table:table-cell table:number-columns-repeated="3"/>
        </table:table-row>
        <table:table-row table:style-name="ro1" table:number-rows-repeated="2">
          <table:table-cell table:style-name="ce3" table:number-columns-repeated="7"/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ADD AN HOTEL WITH A SUPPLIER USER</text:p>
          </table:table-cell>
          <table:table-cell office:value-type="string">
            <text:p>A SUPPLIER USER CREATES AN HOTEL AND SHOULD BE ABLE TO VIEW</text:p>
          </table:table-cell>
          <table:table-cell office:value-type="float" office:value="1">
            <text:p>1</text:p>
          </table:table-cell>
          <table:table-cell office:value-type="string">
            <text:p>Access to URL: <text:a xlink:href="https://www.phptravels.net/supplier">https://www.phptravels.net/supplier</text:a></text:p>
          </table:table-cell>
          <table:table-cell office:value-type="string">
            <text:p>A NEW HOTEL CREATED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Login with credentials for admin user</text:p>
            <text:p>supplier@phptravels.com</text:p>
            <text:p>Demosupplie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string">
            <text:p>Push button 'LOGIN'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string">
            <text:p>Verify page redirect to "dashboard"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string">
            <text:p>Select from left bar, 'HOTELS'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string">
            <text:p>For the dropdown list, select 'MANAGE HOTELS'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string">
            <text:p>In the next page click on the button 'ADD'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string">
            <text:p>The application display a page to add the hotel. The required fields are Hotel Name, Description and Location.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office:value-type="string">
            <text:p>Type the name of the hotel in 'HOTEL NAME' f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string">
            <text:p>Type the description of the hotel in 'HOTEL DESCRIPTION' f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string">
            <text:p>Type the location of the hotel in 'HOTEL LOCATION' fie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string">
            <text:p>Click on button submi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string">
            <text:p>Verify the new hotel has been added.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7"/>
          <table:table-cell/>
        </table:table-row>
        <table:table-row table:style-name="ro1">
          <table:table-cell office:value-type="string">
            <text:p>CASE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/>
          <table:table-cell office:value-type="string">
            <text:p>URL</text:p>
          </table:table-cell>
          <table:table-cell office:value-type="string">
            <text:p>HOTEL NAME</text:p>
          </table:table-cell>
          <table:table-cell office:value-type="string">
            <text:p>HOTEL DESCRIPTION </text:p>
          </table:table-cell>
          <table:table-cell table:style-name="ce2" office:value-type="string">
            <text:p>HOTEL LOCATION</text:p>
          </table:table-cell>
        </table:table-row>
        <table:table-row table:style-name="ro4">
          <table:table-cell office:value-type="string">
            <text:p>ADMIN</text:p>
          </table:table-cell>
          <table:table-cell office:value-type="string">
            <text:p><text:a xlink:href="mailto:admin@phptravels.com">admin@phptravels.com</text:a></text:p>
          </table:table-cell>
          <table:table-cell office:value-type="string">
            <text:p>demoadmin</text:p>
          </table:table-cell>
          <table:table-cell/>
          <table:table-cell office:value-type="string">
            <text:p><text:a xlink:href="https://www.phptravels.net/admin">https://www.phptravels.net/admin</text:a></text:p>
          </table:table-cell>
          <table:table-cell office:value-type="string">
            <text:p>Hotel Admin Test</text:p>
          </table:table-cell>
          <table:table-cell office:value-type="string">
            <text:p>Hotel created by admin</text:p>
          </table:table-cell>
          <table:table-cell table:style-name="ce2" office:value-type="string">
            <text:p>MEX</text:p>
          </table:table-cell>
        </table:table-row>
        <table:table-row table:style-name="ro4">
          <table:table-cell office:value-type="string">
            <text:p>SUPPLIER</text:p>
          </table:table-cell>
          <table:table-cell office:value-type="string">
            <text:p><text:a xlink:href="mailto:supplier@phptravels.com">supplier@phptravels.com</text:a></text:p>
          </table:table-cell>
          <table:table-cell office:value-type="string">
            <text:p>demosupplier</text:p>
          </table:table-cell>
          <table:table-cell/>
          <table:table-cell office:value-type="string">
            <text:p><text:a xlink:href="https://www.phptravels.net/supplier">https://www.phptravels.net/supplier</text:a></text:p>
          </table:table-cell>
          <table:table-cell office:value-type="string">
            <text:p>Hotel Supplier Test</text:p>
          </table:table-cell>
          <table:table-cell office:value-type="string">
            <text:p>Hotel created by supplier</text:p>
          </table:table-cell>
          <table:table-cell table:style-name="ce2" office:value-type="string">
            <text:p>MEX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7">07/06/2019</text:date>, <text:time>09:2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6:44:02.92</meta:creation-date>
    <meta:generator>OpenOffice/4.1.3$Win32 OpenOffice.org_project/413m1$Build-9783</meta:generator>
    <dc:date>2019-06-07T09:24:24.96</dc:date>
    <meta:editing-duration>PT57M48S</meta:editing-duration>
    <meta:editing-cycles>17</meta:editing-cycles>
    <meta:document-statistic meta:table-count="3" meta:cell-count="88" meta:object-count="0"/>
  </office:meta>
</office:document-meta>
</file>